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MU Classical Serif" svg:font-family="'CMU Classical Serif'" style:font-adornments="Cursiva" style:font-family-generic="roman" style:font-pitch="variable"/>
    <style:font-face style:name="CMU Serif1" svg:font-family="'CMU Serif'" style:font-adornments="Negrita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fbbca6"/>
    </style:style>
    <style:style style:name="P2" style:family="paragraph" style:parent-style-name="Standard">
      <style:paragraph-properties fo:text-align="center" style:justify-single-word="false"/>
      <style:text-properties fo:background-color="#ffffff"/>
    </style:style>
    <style:style style:name="P3" style:family="paragraph" style:parent-style-name="Subtitle">
      <style:text-properties style:text-underline-style="solid" style:text-underline-width="auto" style:text-underline-color="font-color" officeooo:rsid="010b7632" officeooo:paragraph-rsid="010b7632"/>
    </style:style>
    <style:style style:name="P4" style:family="paragraph" style:parent-style-name="Subtitle">
      <style:text-properties style:text-underline-style="solid" style:text-underline-width="auto" style:text-underline-color="font-color" officeooo:rsid="0158cf35" officeooo:paragraph-rsid="0158cf35"/>
    </style:style>
    <style:style style:name="P5" style:family="paragraph" style:parent-style-name="Subtitle">
      <style:text-properties style:text-underline-style="solid" style:text-underline-width="auto" style:text-underline-color="font-color" officeooo:rsid="0158cf35" officeooo:paragraph-rsid="015f0cec"/>
    </style:style>
    <style:style style:name="P6" style:family="paragraph" style:parent-style-name="Text_20_body">
      <style:text-properties officeooo:rsid="01619891" officeooo:paragraph-rsid="01619891"/>
    </style:style>
    <style:style style:name="P7" style:family="paragraph" style:parent-style-name="Text_20_body" style:list-style-name="L1">
      <style:text-properties style:text-underline-style="none" officeooo:rsid="0158cf35" officeooo:paragraph-rsid="0158cf35"/>
    </style:style>
    <style:style style:name="P8" style:family="paragraph" style:parent-style-name="Text_20_body" style:list-style-name="L1">
      <style:text-properties style:text-underline-style="none" officeooo:rsid="015a8f26" officeooo:paragraph-rsid="015a8f26"/>
    </style:style>
    <style:style style:name="P9" style:family="paragraph" style:parent-style-name="Text_20_body" style:list-style-name="L1">
      <style:text-properties style:text-underline-style="none" officeooo:rsid="015c2661" officeooo:paragraph-rsid="015c2661"/>
    </style:style>
    <style:style style:name="P10" style:family="paragraph" style:parent-style-name="Text_20_body" style:list-style-name="L1">
      <style:text-properties style:text-underline-style="none" officeooo:rsid="015cb86b" officeooo:paragraph-rsid="015cb86b"/>
    </style:style>
    <style:style style:name="P11" style:family="paragraph" style:parent-style-name="Text_20_body" style:list-style-name="L2">
      <style:text-properties style:text-underline-style="none" officeooo:rsid="015f0cec" officeooo:paragraph-rsid="015f0cec"/>
    </style:style>
    <style:style style:name="P12" style:family="paragraph" style:parent-style-name="Text_20_body" style:list-style-name="L2">
      <style:text-properties style:text-underline-style="none" officeooo:rsid="01619891" officeooo:paragraph-rsid="01619891"/>
    </style:style>
    <style:style style:name="P13" style:family="paragraph" style:parent-style-name="Text_20_body" style:list-style-name="L3">
      <style:text-properties style:text-underline-style="none" officeooo:rsid="01562046" officeooo:paragraph-rsid="01562046"/>
    </style:style>
    <style:style style:name="P14" style:family="paragraph" style:parent-style-name="Text_20_body" style:list-style-name="L2">
      <style:text-properties officeooo:paragraph-rsid="01619891"/>
    </style:style>
    <style:style style:name="P15" style:family="paragraph" style:parent-style-name="Text_20_body" style:list-style-name="L2">
      <style:text-properties officeooo:rsid="01619891" officeooo:paragraph-rsid="01619891"/>
    </style:style>
    <style:style style:name="T1" style:family="text">
      <style:text-properties officeooo:rsid="01535dee"/>
    </style:style>
    <style:style style:name="T2" style:family="text">
      <style:text-properties officeooo:rsid="015d71ea"/>
    </style:style>
    <style:style style:name="T3" style:family="text">
      <style:text-properties officeooo:rsid="015f0cec"/>
    </style:style>
    <style:style style:name="T4" style:family="text">
      <style:text-properties officeooo:rsid="01619891"/>
    </style:style>
    <style:style style:name="T5" style:family="text">
      <style:text-properties style:text-underline-style="none" officeooo:rsid="01619891"/>
    </style:style>
    <style:style style:name="T6" style:family="text">
      <style:text-properties officeooo:rsid="0161dd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esión 1. (Benchmarking <text:span text:style-name="T2">| A nivel de sistema</text:span>)</text:p>
      <text:list xml:id="list2265890986" text:style-name="L1">
        <text:list-item>
          <text:p text:style-name="P7">Usamos phoronix</text:p>
        </text:list-item>
        <text:list-item>
          <text:p text:style-name="P7">Nos conectamos por ssh con -X <text:span text:style-name="T3">para la gui </text:span></text:p>
        </text:list-item>
        <text:list-item>
          <text:p text:style-name="P7">Pasamos a root sudo su</text:p>
        </text:list-item>
        <text:list-item>
          <text:p text:style-name="P8">Hay que tener configurado bien ssh (allow 22022) faltaba. </text:p>
        </text:list-item>
        <text:list-item>
          <text:p text:style-name="P7">apt install phoronix-test-suite</text:p>
        </text:list-item>
        <text:list-item>
          <text:p text:style-name="P7">apt install firefox</text:p>
        </text:list-item>
        <text:list-item>
          <text:p text:style-name="P7">phoronix-test-suite gui</text:p>
        </text:list-item>
        <text:list-item>
          <text:p text:style-name="P8">ejecutamos script de /root/.phoronix-test-suite/web-server-launcher</text:p>
        </text:list-item>
        <text:list-item>
          <text:p text:style-name="P9">editar en ssh <text:s/>ForwardX11Trusted yes para que abra la ventana en el host</text:p>
        </text:list-item>
        <text:list-item>
          <text:p text:style-name="P10">ejecutar el comando xauth merge /home/user/.Xauthority para dar autorización a que abra la gui.</text:p>
        </text:list-item>
      </text:list>
      <text:p text:style-name="P5">Sesión 1. (Benchmarking <text:span text:style-name="T2">| A nivel de servicio</text:span>)</text:p>
      <text:list xml:id="list865886625" text:style-name="L2">
        <text:list-item>
          <text:p text:style-name="P11">Podemos usar ab (apache benchmark) pero tenemos los mismos problemas de antes, sobrecargamos el servidor </text:p>
        </text:list-item>
        <text:list-item>
          <text:p text:style-name="P11">Aún así es concurrencia. </text:p>
        </text:list-item>
        <text:list-item>
          <text:p text:style-name="P11">Vamos a usar docker en ubuntu para instalarlo:</text:p>
          <text:list>
            <text:list-item>
              <text:p text:style-name="P11">curl -fsSL https://download.docker.com/linux/ubuntu/gpg | sudo apt-key add -</text:p>
            </text:list-item>
            <text:list-item>
              <text:p text:style-name="P11">sudo add-apt-repository "deb [arch=amd64] https://download.docker.com/linux/ubuntu $(lsb_release -cs) stable"</text:p>
            </text:list-item>
            <text:list-item>
              <text:p text:style-name="P11">sudo apt update</text:p>
            </text:list-item>
            <text:list-item>
              <text:p text:style-name="P11">apt install docker-ce</text:p>
            </text:list-item>
          </text:list>
        </text:list-item>
        <text:list-item>
          <text:p text:style-name="P11">Vemos el estado del servicio, <text:span text:style-name="T4">en ubuntu está activado y corriendo desde el principio</text:span></text:p>
        </text:list-item>
        <text:list-item>
          <text:p text:style-name="P11">sudo usermod -aG docker su_nombre_de_usu</text:p>
        </text:list-item>
        <text:list-item>
          <text:p text:style-name="P11">instalamos docker-<text:span text:style-name="T4">c</text:span>ompose: apt install docker-compose</text:p>
        </text:list-item>
        <text:list-item>
          <text:p text:style-name="P12"><text:soft-page-break/>Existen dos arquivos para doquer importantes: </text:p>
          <text:list>
            <text:list-item>
              <text:p text:style-name="P14"><text:span text:style-name="T5">Dokerfile: </text:span>Es el archivo donde indicamos todos los comandos necesarios para crear una imagen. Define qué incluir dentro del entorno del contenedor (red y disco virtuales) – Nos proporciona portabilidad del contenedor.</text:p>
            </text:list-item>
            <text:list-item>
              <text:p text:style-name="P14"><text:span text:style-name="T4">Compose File: </text:span>nos permite especificar cómo interconectar los contenedores</text:p>
            </text:list-item>
          </text:list>
        </text:list-item>
        <text:list-item>
          <text:p text:style-name="P15">El mecanismo de autenticación http se introduce en la cabecera. Además usamos json web tokens JWT en la api.</text:p>
        </text:list-item>
        <text:list-item>
          <text:p text:style-name="P15">Para probar la aplicación hacemos docker-compose up </text:p>
        </text:list-item>
        <text:list-item>
          <text:p text:style-name="P15">Accedemos por el navegador por el puerto 3000 y vemos la api de l etsii.</text:p>
        </text:list-item>
        <text:list-item>
          <text:p text:style-name="P15">Tras esto hacemos un post para recibir un token jwt <text:s/>con get haciendo basich auth (-u) y pasando credenciales con -d para ello ejecutamos el script:</text:p>
          <text:list>
            <text:list-item>
              <text:p text:style-name="P15">SERVER=localhost</text:p>
            </text:list-item>
            <text:list-item>
              <text:p text:style-name="P15">TOKEN=$(curl -s \ -u etsiiApi:laApiDeLaETSIIDaLache \ </text:p>
              <text:list>
                <text:list-item>
                  <text:p text:style-name="P15">-d "login=mariweiss@tropoli.com&amp;password=anim" \ </text:p>
                </text:list-item>
                <text:list-item>
                  <text:p text:style-name="P15">-H "Content-Type: application/x-www-form-urlencoded" \ </text:p>
                </text:list-item>
                <text:list-item>
                  <text:p text:style-name="P15">-X POST http://$SERVER:3000/api/v1/auth/login)</text:p>
                </text:list-item>
              </text:list>
            </text:list-item>
            <text:list-item>
              <text:p text:style-name="P15">curl \ -H "Authorization: Bearer $TOKEN" \ http://$SERVER:3000/api/v1/alumnos/alumno/mariweiss%40tropoli.com</text:p>
            </text:list-item>
          </text:list>
        </text:list-item>
        <text:list-item>
          <text:p text:style-name="P15">¿Que contiene token? </text:p>
          <text:list>
            <text:list-item>
              <text:p text:style-name="P15">Contiene de forma cifrada en jwt la información la petición</text:p>
            </text:list-item>
          </text:list>
        </text:list-item>
        <text:list-item>
          <text:p text:style-name="P15">Para realizar muchas consultas usamos el jmeter <text:span text:style-name="T6">(más adelante)</text:span></text:p>
        </text:list-item>
      </text:list>
      <text:p text:style-name="P6"/>
      <text:p text:style-name="P6"/>
      <text:p text:style-name="P3"><text:soft-page-break/>Sesión <text:span text:style-name="T1">2. (JMETER)</text:span></text:p>
      <text:list xml:id="list1595975126" text:style-name="L3">
        <text:list-item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MU Classical Serif" svg:font-family="'CMU Classical Serif'" style:font-adornments="Cursiva" style:font-family-generic="roman" style:font-pitch="variable"/>
    <style:font-face style:name="CMU Serif1" svg:font-family="'CMU Serif'" style:font-adornments="Negrita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loext:contextual-spacing="false" fo:line-height="100%" fo:text-align="start" style:justify-single-word="false" style:page-number="auto"/>
      <style:text-properties style:font-name="CMU Serif" fo:font-family="'CMU Serif'" style:font-style-name="Roman" style:font-family-generic="roman" style:font-pitch="variable" fo:font-size="12pt" fo:font-weight="normal" officeooo:rsid="00309a1f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MU Serif" fo:font-family="'CMU Serif'" style:font-style-name="Roman" style:font-family-generic="roman" style:font-pitch="variable" fo:font-size="14pt" fo:font-weight="normal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71699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MU Serif1" fo:font-family="'CMU Serif'" style:font-style-name="Negrita" style:font-family-generic="roman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itulo_20_Asignatura" style:display-name="Titulo Asignatura" style:family="paragraph" style:parent-style-name="Title" style:default-outline-level="" style:list-style-name="">
      <loext:graphic-properties draw:fill-image-width="0cm" draw:fill-image-height="0cm"/>
      <style:paragraph-properties>
        <style:tab-stops/>
      </style:paragraph-properties>
      <style:text-properties style:font-name="Times New Roman" fo:font-family="'Times New Roman'" style:font-style-name="Negrita" style:font-family-generic="roman" style:font-pitch="variable" fo:font-size="32pt" fo:font-weight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_20_Titulo" style:display-name="Sub Titulo" style:family="paragraph" style:parent-style-name="Title">
      <loext:graphic-properties draw:fill-image-width="0cm" draw:fill-image-height="0cm"/>
      <style:paragraph-properties style:shadow="none"/>
      <style:text-properties style:font-name="Times New Roman" fo:font-family="'Times New Roman'" style:font-style-name="Negrita" style:font-family-generic="roman" style:font-pitch="variable" fo:font-size="16pt" fo:font-weight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ice" style:family="paragraph" style:parent-style-name="Text_20_body" style:master-page-name="">
      <style:paragraph-properties fo:line-height="100%" fo:text-align="start" style:justify-single-word="false" style:page-number="auto"/>
      <style:text-properties style:font-name="CMU Classical Serif" fo:font-family="'CMU Classical Serif'" style:font-style-name="Cursiva" style:font-family-generic="roman" style:font-pitch="variable" fo:font-style="italic" fo:font-weight="normal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45cm" style:type="center"/>
          <style:tab-stop style:position="15.28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orizontal_20_Line">
      <style:text-properties officeooo:paragraph-rsid="00fbbca6"/>
    </style:style>
    <style:style style:name="MP2" style:family="paragraph" style:parent-style-name="Standard">
      <style:paragraph-properties fo:text-align="center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.702cm" fo:margin-right="3.0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><text:page-number text:select-page="current">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Williams</meta:initial-creator>
    <meta:creation-date>2015-12-09T18:38:12.684376349</meta:creation-date>
    <dc:date>2018-12-04T17:37:01.762698556</dc:date>
    <meta:editing-duration>P2DT11H14M23S</meta:editing-duration>
    <meta:editing-cycles>118</meta:editing-cycles>
    <meta:generator>LibreOffice/6.1.2.1$Linux_X86_64 LibreOffice_project/10$Build-1</meta:generator>
    <meta:document-statistic meta:table-count="0" meta:image-count="0" meta:object-count="0" meta:page-count="3" meta:paragraph-count="41" meta:word-count="354" meta:character-count="2351" meta:non-whitespace-character-count="2061"/>
  </office:meta>
</office:document-meta>
</file>